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Standard">
      <style:text-properties fo:background-color="#ff6666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Y GUESTS</text:p>
      <text:p text:style-name="P7">ALL GUESTS</text:p>
      <text:p text:style-name="P7">ROOMASS FUNCTIONALITY</text:p>
      <text:p text:style-name="P7">GENRAL VALIDATION ON BACKEND</text:p>
      <text:p text:style-name="P7">ADMIN PAGE ORGANIZATION</text:p>
      <text:p text:style-name="P7">Documentation</text:p>
      <text:p text:style-name="P7">RESPONSIVENESS - Desktop</text:p>
      <text:p text:style-name="P7">MAP VIEW ALTERNATIVE FOR ROOM SELECTION LIKE HOME</text:p>
      <text:p text:style-name="Standard">RESPONSIVENESS - Mobile</text:p>
      <text:p text:style-name="P2"/>
      <text:p text:style-name="P2">editing room availability can result in guest booking form Date to Same Date. Creation of reassignments works fine though.</text:p>
      <text:p text:style-name="P2"/>
      <text:p text:style-name="P2">Editing date range in a way that 'deletes' occupation seems to successfully reassign but leave a bunk original occupation with start date after the end date</text:p>
      <text:p text:style-name="P2"/>
      <text:p text:style-name="P2"/>
      <text:p text:style-name="P6">Room Qualities – Courtyard vs Not, Kid Friendly</text:p>
      <text:p text:style-name="P6">Reorganize [Rooms] structure before reassigning functions</text:p>
      <text:p text:style-name="P5"/>
      <text:p text:style-name="Standard"><text:span text:style-name="T1">Emails don't work, just print to console atm.</text:span> There is a link to fleshing this out on part 8.</text:p>
      <text:p text:style-name="P1">DELETE <text:s/>and EDIT need to send emails</text:p>
      <text:p text:style-name="P3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8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4">events die? </text:p>
      <text:p text:style-name="Standard"><text:tab/>Run celery worker and scheduler to check</text:p>
      <text:p text:style-name="Standard"/>
      <text:p text:style-name="P11">THING I THINK AREN'T A BIG DEAL</text:p>
      <text:p text:style-name="P6">-room owner changing preference after booking wont do anything about current occupations</text:p>
      <text:p text:style-name="P6"><text:s text:c="4"/>just make alert indicating as much?</text:p>
      <text:p text:style-name="P13">-When editing availabilities, no date can be submitted – though nothing happens</text:p>
      <text:p text:style-name="P13"/>
      <text:p text:style-name="Standard">-possible to book room for previous day to noon of today AFTER noon today</text:p>
      <text:p text:style-name="P6"><text:s text:c="4"/>but allows for people looking after midnight to book a room</text:p>
      <text:p text:style-name="P6"/>
      <text:p text:style-name="P6"><text:soft-page-break/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2:44:22.24</dc:date>
    <dc:creator>Trevor Pierson</dc:creator>
    <meta:editing-duration>P9DT4H17M42S</meta:editing-duration>
    <meta:editing-cycles>181</meta:editing-cycles>
    <meta:generator>OpenOffice/4.1.13$Win32 OpenOffice.org_project/4113m1$Build-9810</meta:generator>
    <meta:document-statistic meta:table-count="0" meta:image-count="0" meta:object-count="0" meta:page-count="2" meta:paragraph-count="50" meta:word-count="396" meta:character-count="2510"/>
  </office:meta>
</office:document-meta>
</file>